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e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float" office:value="0.010144929" calcext:value-type="float">
            <text:p>0.010144929</text:p>
          </table:table-cell>
          <table:table-cell office:value-type="float" office:value="0.9913793" calcext:value-type="float">
            <text:p>0.9913793</text:p>
          </table:table-cell>
          <table:table-cell office:value-type="float" office:value="0.45490196" calcext:value-type="float">
            <text:p>0.45490196</text:p>
          </table:table-cell>
        </table:table-row>
        <table:table-row table:style-name="ro1">
          <table:table-cell office:value-type="float" office:value="0.008849561" calcext:value-type="float">
            <text:p>0.008849561</text:p>
          </table:table-cell>
          <table:table-cell office:value-type="float" office:value="0.9826087" calcext:value-type="float">
            <text:p>0.9826087</text:p>
          </table:table-cell>
          <table:table-cell office:value-type="float" office:value="0.4509804" calcext:value-type="float">
            <text:p>0.4509804</text:p>
          </table:table-cell>
        </table:table-row>
        <table:table-row table:style-name="ro1">
          <table:table-cell office:value-type="float" office:value="0.010000001" calcext:value-type="float">
            <text:p>0.010000001</text:p>
          </table:table-cell>
          <table:table-cell office:value-type="float" office:value="0.9868421" calcext:value-type="float">
            <text:p>0.9868421</text:p>
          </table:table-cell>
          <table:table-cell office:value-type="float" office:value="0.59607846" calcext:value-type="float">
            <text:p>0.59607846</text:p>
          </table:table-cell>
        </table:table-row>
      </table:table>
      <table:table table:name="Blu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float" office:value="0.40686274" calcext:value-type="float">
            <text:p>0.40686274</text:p>
          </table:table-cell>
          <table:table-cell office:value-type="float" office:value="1" calcext:value-type="float">
            <text:p>1</text:p>
          </table:table-cell>
          <table:table-cell office:value-type="float" office:value="0.53333336" calcext:value-type="float">
            <text:p>0.53333336</text:p>
          </table:table-cell>
        </table:table-row>
        <table:table-row table:style-name="ro1">
          <table:table-cell office:value-type="float" office:value="0.4010025" calcext:value-type="float">
            <text:p>0.4010025</text:p>
          </table:table-cell>
          <table:table-cell office:value-type="float" office:value="1" calcext:value-type="float">
            <text:p>1</text:p>
          </table:table-cell>
          <table:table-cell office:value-type="float" office:value="0.52156866" calcext:value-type="float">
            <text:p>0.52156866</text:p>
          </table:table-cell>
        </table:table-row>
        <table:table-row table:style-name="ro1">
          <table:table-cell office:value-type="float" office:value="0.40632606" calcext:value-type="float">
            <text:p>0.40632606</text:p>
          </table:table-cell>
          <table:table-cell office:value-type="float" office:value="1" calcext:value-type="float">
            <text:p>1</text:p>
          </table:table-cell>
          <table:table-cell office:value-type="float" office:value="0.5372549" calcext:value-type="float">
            <text:p>0.5372549</text:p>
          </table:table-cell>
        </table:table-row>
      </table:table>
      <table:table table:name="Gree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float" office:value="0.58690476" calcext:value-type="float">
            <text:p>0.58690476</text:p>
          </table:table-cell>
          <table:table-cell office:value-type="float" office:value="1" calcext:value-type="float">
            <text:p>1</text:p>
          </table:table-cell>
          <table:table-cell office:value-type="float" office:value="0.54901963" calcext:value-type="float">
            <text:p>0.54901963</text:p>
          </table:table-cell>
        </table:table-row>
        <table:table-row table:style-name="ro1">
          <table:table-cell office:value-type="float" office:value="0.58452386" calcext:value-type="float">
            <text:p>0.58452386</text:p>
          </table:table-cell>
          <table:table-cell office:value-type="float" office:value="1" calcext:value-type="float">
            <text:p>1</text:p>
          </table:table-cell>
          <table:table-cell office:value-type="float" office:value="0.54901963" calcext:value-type="float">
            <text:p>0.54901963</text:p>
          </table:table-cell>
        </table:table-row>
        <table:table-row table:style-name="ro1">
          <table:table-cell office:value-type="float" office:value="0.5928571" calcext:value-type="float">
            <text:p>0.5928571</text:p>
          </table:table-cell>
          <table:table-cell office:value-type="float" office:value="1" calcext:value-type="float">
            <text:p>1</text:p>
          </table:table-cell>
          <table:table-cell office:value-type="float" office:value="0.54901963" calcext:value-type="float">
            <text:p>0.54901963</text:p>
          </table:table-cell>
        </table:table-row>
      </table:table>
      <table:table table:name="Yellow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float" office:value="0.78802586" calcext:value-type="float">
            <text:p>0.78802586</text:p>
          </table:table-cell>
          <table:table-cell office:value-type="float" office:value="0.6204819" calcext:value-type="float">
            <text:p>0.6204819</text:p>
          </table:table-cell>
          <table:table-cell table:style-name="ce1" office:value-type="float" office:value="0.6509804" calcext:value-type="float">
            <text:p>0.6509804</text:p>
          </table:table-cell>
        </table:table-row>
        <table:table-row table:style-name="ro1">
          <table:table-cell office:value-type="float" office:value="0.7768116" calcext:value-type="float">
            <text:p>0.7768116</text:p>
          </table:table-cell>
          <table:table-cell office:value-type="float" office:value="0.55825245" calcext:value-type="float">
            <text:p>0.55825245</text:p>
          </table:table-cell>
          <table:table-cell office:value-type="float" office:value="0.80784315" calcext:value-type="float">
            <text:p>0.80784315</text:p>
          </table:table-cell>
        </table:table-row>
        <table:table-row table:style-name="ro1">
          <table:table-cell office:value-type="float" office:value="0.79471546" calcext:value-type="float">
            <text:p>0.79471546</text:p>
          </table:table-cell>
          <table:table-cell office:value-type="float" office:value="0.4019608" calcext:value-type="float">
            <text:p>0.40196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7907407" calcext:value-type="float">
            <text:p>0.7907407</text:p>
          </table:table-cell>
          <table:table-cell office:value-type="float" office:value="0.44117647" calcext:value-type="float">
            <text:p>0.441176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78052807" calcext:value-type="float">
            <text:p>0.78052807</text:p>
          </table:table-cell>
          <table:table-cell office:value-type="float" office:value="0.5642458" calcext:value-type="float">
            <text:p>0.5642458</text:p>
          </table:table-cell>
          <table:table-cell office:value-type="float" office:value="0.7019608" calcext:value-type="float">
            <text:p>0.7019608</text:p>
          </table:table-cell>
        </table:table-row>
        <table:table-row table:style-name="ro1">
          <table:table-cell office:value-type="float" office:value="0.7693603" calcext:value-type="float">
            <text:p>0.7693603</text:p>
          </table:table-cell>
          <table:table-cell office:value-type="float" office:value="0.55932206" calcext:value-type="float">
            <text:p>0.55932206</text:p>
          </table:table-cell>
          <table:table-cell office:value-type="float" office:value="0.69411767" calcext:value-type="float">
            <text:p>0.694117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7597403" calcext:value-type="float">
            <text:p>0.7597403</text:p>
          </table:table-cell>
          <table:table-cell office:value-type="float" office:value="0.35813954" calcext:value-type="float">
            <text:p>0.35813954</text:p>
          </table:table-cell>
          <table:table-cell office:value-type="float" office:value="0.84313726" calcext:value-type="float">
            <text:p>0.8431372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ue fixed for a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ation close to zero for 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tness close to zero for blac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6:31:48.028144687</meta:creation-date>
    <dc:date>2015-03-26T13:26:01.100156572</dc:date>
    <meta:editing-duration>P2DT19H55M19S</meta:editing-duration>
    <meta:editing-cycles>1</meta:editing-cycles>
    <meta:document-statistic meta:table-count="4" meta:cell-count="63" meta:object-count="0"/>
    <meta:generator>LibreOffice/4.2.7.2$Linux_X86_64 LibreOffice_project/420m0$Build-2</meta:generator>
  </office:meta>
</office:document-meta>
</file>